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a0b3" officeooo:paragraph-rsid="001ea0b3"/>
    </style:style>
    <style:style style:name="P2" style:family="paragraph" style:parent-style-name="Standard" style:list-style-name="L1">
      <style:text-properties fo:font-weight="bold" officeooo:rsid="001ea0b3" officeooo:paragraph-rsid="001ea0b3" style:font-weight-asian="bold" style:font-weight-complex="bold"/>
    </style:style>
    <style:style style:name="P3" style:family="paragraph" style:parent-style-name="Standard">
      <style:text-properties fo:font-weight="bold" officeooo:rsid="001ea0b3" officeooo:paragraph-rsid="001ea0b3" style:font-weight-asian="bold" style:font-weight-complex="bold"/>
    </style:style>
    <style:style style:name="P4" style:family="paragraph" style:parent-style-name="Standard" style:list-style-name="L1">
      <style:text-properties fo:font-weight="bold" officeooo:rsid="001f033b" officeooo:paragraph-rsid="001f033b" style:font-weight-asian="bold" style:font-weight-complex="bold"/>
    </style:style>
    <style:style style:name="P5" style:family="paragraph" style:parent-style-name="Standard">
      <style:text-properties fo:font-weight="bold" officeooo:rsid="001f033b" officeooo:paragraph-rsid="001f033b" style:font-weight-asian="bold" style:font-weight-complex="bold"/>
    </style:style>
    <style:style style:name="P6" style:family="paragraph" style:parent-style-name="Standard" style:list-style-name="L2">
      <style:text-properties fo:font-weight="bold" officeooo:rsid="001f033b" officeooo:paragraph-rsid="001f033b" style:font-weight-asian="bold" style:font-weight-complex="bold"/>
    </style:style>
    <style:style style:name="P7" style:family="paragraph" style:parent-style-name="Standard" style:list-style-name="L2">
      <style:text-properties fo:font-weight="bold" officeooo:rsid="0020912b" officeooo:paragraph-rsid="0020912b" style:font-weight-asian="bold" style:font-weight-complex="bold"/>
    </style:style>
    <style:style style:name="P8" style:family="paragraph" style:parent-style-name="Standard" style:list-style-name="L1">
      <style:text-properties officeooo:rsid="001f033b" officeooo:paragraph-rsid="001f03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033b" style:font-weight-asian="normal" style:font-weight-complex="normal"/>
    </style:style>
    <style:style style:name="T4" style:family="text">
      <style:text-properties officeooo:rsid="001f033b"/>
    </style:style>
    <style:style style:name="T5" style:family="text">
      <style:text-properties officeooo:rsid="002091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ração das variáveis </text:p>
      <text:list xml:id="list1688257712" text:style-name="L1">
        <text:list-item>
          <text:p text:style-name="P1"><text:span text:style-name="T1">Média de consumo:</text:span> deveremos considerar o consumo mínimo dos últimos 12 meses</text:p>
          <text:list>
            <text:list-item>
              <text:p text:style-name="P1">Obs: O que fazer para os medidores que mudaram de clientes e, possivelmente, mudaram de padrão de consumo ?</text:p>
            </text:list-item>
          </text:list>
        </text:list-item>
        <text:list-item>
          <text:p text:style-name="P1"><text:span text:style-name="T1">Vida útil:</text:span> quantos meses instalados e medindo</text:p>
          <text:list>
            <text:list-item>
              <text:p text:style-name="P1">A vida útil reinicia, se ele tiver sido recuperado?</text:p>
            </text:list-item>
          </text:list>
        </text:list-item>
        <text:list-item>
          <text:p text:style-name="P1"><text:span text:style-name="T1">Fabricante:</text:span> Empresa que produziu o medidor</text:p>
          <text:list>
            <text:list-item>
              <text:p text:style-name="P1">Utilizar uma tabela que demonstra quais medidores têm mais confiança</text:p>
            </text:list-item>
          </text:list>
        </text:list-item>
        <text:list-item>
          <text:p text:style-name="P8"><text:span text:style-name="T1">Tipo de medidor:</text:span> identifica o tipo do medidor, se é: volumétrico, velocimétrico ….</text:p>
        </text:list-item>
        <text:list-item>
          <text:p text:style-name="P1"><text:span text:style-name="T1">Ocorrências:</text:span> quantificar as ocorrências de fraude possam ter impactado o medidor</text:p>
        </text:list-item>
        <text:list-item>
          <text:p text:style-name="P2">Padrão do <text:span text:style-name="T4">i</text:span>móvel: <text:span text:style-name="T3">identificar qual o padrão do imóvel</text:span></text:p>
        </text:list-item>
        <text:list-item>
          <text:p text:style-name="P4">Tipo de tarifa:<text:span text:style-name="T2"> identificar qual o padrão do imóvel</text:span></text:p>
        </text:list-item>
        <text:list-item>
          <text:p text:style-name="P4">Localização:<text:span text:style-name="T2"> identificar através de unidade, setor e quadra onde está localizado o medidor.</text:span></text:p>
        </text:list-item>
        <text:list-item>
          <text:p text:style-name="P4">Status de troca:<text:span text:style-name="T2"> identificar se o medidor deveria ter sido trocado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Processo de geração da base de treinamento/<text:span text:style-name="T5">teste</text:span></text:p>
      <text:list xml:id="list545688699" text:style-name="L2">
        <text:list-item>
          <text:p text:style-name="P6"><text:span text:style-name="T2">Utilizar os serviços 070 e testes de bancadas para identificar aqueles medidores que tem necessidade de serem trocados</text:span></text:p>
          <text:list>
            <text:list-item>
              <text:p text:style-name="P7"><text:span text:style-name="T2">Obs: tem mais serviços que poderá está nesta base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2:48:02.580000000</meta:creation-date>
    <dc:date>2023-02-25T13:12:17.368000000</dc:date>
    <meta:editing-duration>PT3M54S</meta:editing-duration>
    <meta:editing-cycles>2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6" meta:word-count="180" meta:character-count="1078" meta:non-whitespace-character-count="927"/>
  </office:meta>
</office:document-meta>
</file>